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style:font-name-complex="Arial2"/>
    </style:style>
    <style:style style:name="P2" style:family="paragraph" style:parent-style-name="Standard">
      <style:text-properties style:font-name="Arial1" fo:font-weight="bold" style:font-weight-asian="bold" style:font-name-complex="Arial2"/>
    </style:style>
    <style:style style:name="P3" style:family="paragraph" style:parent-style-name="List_20_Paragraph">
      <style:text-properties style:font-name="Arial1" style:font-name-complex="Arial2"/>
    </style:style>
    <style:style style:name="P4" style:family="paragraph" style:parent-style-name="List_20_Paragraph">
      <style:text-properties style:font-name="Arial1" style:text-underline-style="solid" style:text-underline-width="auto" style:text-underline-color="font-color" fo:font-weight="bold" style:font-weight-asian="bold" style:font-name-complex="Arial2" style:font-weight-complex="bold"/>
    </style:style>
    <style:style style:name="P5" style:family="paragraph" style:parent-style-name="List_20_Paragraph">
      <style:text-properties style:font-name="Arial1" style:text-underline-style="none" fo:font-weight="normal" style:font-weight-asian="normal" style:font-name-complex="Arial2" style:font-weight-complex="normal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style:font-name="Arial1" style:text-underline-style="none" fo:font-weight="normal" style:font-weight-asian="normal" style:font-name-complex="Arial2" style:font-weight-complex="normal"/>
    </style:style>
    <style:style style:name="P7" style:family="paragraph" style:parent-style-name="Standard" style:master-page-name="Standard">
      <style:paragraph-properties style:page-number="auto"/>
      <style:text-properties style:font-name="Arial1" fo:font-weight="bold" style:font-weight-asian="bold" style:font-name-complex="Arial2"/>
    </style:style>
    <style:style style:name="P8" style:family="paragraph" style:parent-style-name="List_20_Paragraph" style:list-style-name="WWNum1"/>
    <style:style style:name="P9" style:family="paragraph" style:parent-style-name="List_20_Paragraph" style:list-style-name="WWNum1">
      <style:paragraph-properties fo:text-align="start" style:justify-single-word="false"/>
    </style:style>
    <style:style style:name="P10" style:family="paragraph" style:parent-style-name="List_20_Paragraph" style:list-style-name="WWNum1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List_20_Paragraph" style:list-style-name="WWNum1">
      <style:text-properties fo:font-weight="bold" style:font-weight-asian="bold" style:font-weight-complex="bold"/>
    </style:style>
    <style:style style:name="T1" style:family="text">
      <style:text-properties style:font-name="Arial1" style:font-name-complex="Arial2"/>
    </style:style>
    <style:style style:name="T2" style:family="text">
      <style:text-properties style:font-name="Arial1" style:font-name-complex="Arial2" style:font-weight-complex="normal"/>
    </style:style>
    <style:style style:name="T3" style:family="text">
      <style:text-properties style:font-name="Arial1" fo:font-weight="bold" style:font-weight-asian="bold" style:font-name-complex="Arial2"/>
    </style:style>
    <style:style style:name="T4" style:family="text">
      <style:text-properties style:font-name="Arial1" fo:font-weight="bold" style:font-weight-asian="bold" style:font-name-complex="Arial2" style:font-weight-complex="bold"/>
    </style:style>
    <style:style style:name="T5" style:family="text">
      <style:text-properties style:font-name="Arial1" fo:font-weight="bold" style:font-weight-asian="bold" style:font-name-complex="Arial2" style:font-weight-complex="normal"/>
    </style:style>
    <style:style style:name="T6" style:family="text">
      <style:text-properties style:font-name="Arial1" fo:font-weight="normal" style:font-weight-asian="normal" style:font-name-complex="Arial2" style:font-weight-complex="normal"/>
    </style:style>
    <style:style style:name="T7" style:family="text">
      <style:text-properties style:font-name="Arial1" fo:font-style="italic" fo:font-weight="bold" style:font-style-asian="italic" style:font-weight-asian="bold" style:font-name-complex="Arial2" style:font-style-complex="italic" style:font-weight-complex="bold"/>
    </style:style>
    <style:style style:name="T8" style:family="text">
      <style:text-properties style:font-name="Arial1" fo:font-style="normal" fo:font-weight="normal" style:font-style-asian="normal" style:font-weight-asian="normal" style:font-name-complex="Arial2" style:font-style-complex="normal" style:font-weight-complex="normal"/>
    </style:style>
    <style:style style:name="T9" style:family="text">
      <style:text-properties style:font-name="Arial1" fo:font-style="normal" fo:font-weight="bold" style:font-style-asian="normal" style:font-weight-asian="bold" style:font-name-complex="Arial2" style:font-style-complex="normal" style:font-weight-complex="normal"/>
    </style:style>
    <style:style style:name="T10" style:family="text">
      <style:text-properties style:font-name="Arial1" fo:font-style="normal" style:font-style-asian="normal" style:font-name-complex="Arial2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 = Holz<text:tab/>N = Nahrung<text:tab/><text:tab/>RG = Rundengold<text:tab/><text:tab/><text:tab/></text:p>
      <text:p text:style-name="P2">S = Stein <text:tab/>E = Eisen<text:tab/><text:tab/>AP = Aktionspunkte</text:p>
      <text:p text:style-name="P2">[(Kartentyp)(Kaufkosten)(Spielkosten)]</text:p>
      <text:p text:style-name="P2">A = Angriffskarten<text:tab/><text:tab/><text:tab/>B = Befehlskarten</text:p>
      <text:p text:style-name="P2">W = Wirtschaftskarten<text:tab/><text:tab/>G = Goldkarten</text:p>
      <text:p text:style-name="P2"/>
      <text:list xml:id="list817372899371085545" text:style-name="WWNum1">
        <text:list-item>
          <text:p text:style-name="P8"><text:span text:style-name="T3">Kupfer: </text:span><text:span text:style-name="T6">[(G)(0RG)(0AP)] + 1 RG</text:span></text:p>
        </text:list-item>
        <text:list-item>
          <text:p text:style-name="P9"><text:span text:style-name="T4">Silber:</text:span><text:span text:style-name="T7"> </text:span><text:span text:style-name="T8">[(G)(3RG)(0AP)]</text:span><text:span text:style-name="T9"> </text:span><text:span text:style-name="T8">+ 2 RG</text:span></text:p>
        </text:list-item>
        <text:list-item>
          <text:p text:style-name="P10"><text:span text:style-name="T10">Gold: </text:span><text:span text:style-name="T8">[(G)(5RG)(0AP)] + 3 RG</text:span></text:p>
        </text:list-item>
        <text:list-item>
          <text:p text:style-name="P10"><text:span text:style-name="T10">Platin:</text:span><text:span text:style-name="T8"> [(G)(8RG)(0AP)] + 5 RG</text:span></text:p>
        </text:list-item>
        <text:list-item>
          <text:p text:style-name="P10"><text:span text:style-name="T10">Falschgeld:</text:span><text:span text:style-name="T8"> [(G)(-)(1AP)] sie sieht aus wie eine Kupfer-Karte hat aber keinen Effekt</text:span></text:p>
        </text:list-item>
        <text:list-item>
          <text:p text:style-name="P8"><text:span text:style-name="T3">Dorf: </text:span><text:span text:style-name="T1">[(W)(4RG)(1AP)] Baue ein Dorf auf dem ausgewählten Feld + mische eine Kupfer-Karte in dein Deck</text:span></text:p>
        </text:list-item>
        <text:list-item>
          <text:p text:style-name="P8"><text:span text:style-name="T3">Stadt:</text:span><text:span text:style-name="T1"> [(W)(5RG)(1AP)] Verbessere ein beliebiges Dorf zu einer Stadt + mische eine Kupfer-Karte in dein Deck</text:span></text:p>
        </text:list-item>
        <text:list-item>
          <text:p text:style-name="P8"><text:span text:style-name="T3">Burg:</text:span><text:span text:style-name="T1"> [(W)(5RG)(2AP)] Baue eine Burg auf dem ausgewählten Feld</text:span></text:p>
        </text:list-item>
        <text:list-item>
          <text:p text:style-name="P8"><text:span text:style-name="T3">Steuereintreiber:</text:span><text:span text:style-name="T1"> [(W)(4RG)(1AP)] <text:s/>Ziehe die nächsten zwei G-Karten aus deinem Nachziehstapel</text:span></text:p>
        </text:list-item>
        <text:list-item>
          <text:p text:style-name="P11"><text:span text:style-name="T1">Münzpräger: </text:span><text:span text:style-name="T6">[(W)(4RG)(1AP)] Entfernt eine G-Karte aus deinem Deck und legt eine nächst bessere Version auf deinen Ablagestapel</text:span></text:p>
        </text:list-item>
        <text:list-item>
          <text:p text:style-name="P11"><text:span text:style-name="T1">Markt:</text:span><text:span text:style-name="T6"> [(W)(4RG)(1AP)] +2 RG, +1 Kauf</text:span></text:p>
        </text:list-item>
        <text:list-item>
          <text:p text:style-name="P11"><text:span text:style-name="T1">Karawane: </text:span><text:span text:style-name="T6">[(W)(3RG)(1AP)] +1 RG, ziehe 2 Karten</text:span></text:p>
        </text:list-item>
        <text:list-item>
          <text:p text:style-name="P11"><text:span text:style-name="T1">Lagerhäuser:</text:span><text:span text:style-name="T6"> [(W)(6RG)(0AP)] erhalte nächste Runde AP = nicht verwendete AP diese Runde, + 2 Karten nächste Runde</text:span></text:p>
        </text:list-item>
        <text:list-item>
          <text:p text:style-name="P11"><text:span text:style-name="T1">Königliches Edikt: </text:span><text:span text:style-name="T6">[(W)(4RG)(0AP)] + 2AP</text:span></text:p>
        </text:list-item>
        <text:list-item>
          <text:p text:style-name="P8"><text:span text:style-name="T3">altes Relikt:</text:span><text:span text:style-name="T1"> [(W)(3RG)(1AP)] <text:s/>ziehe eine ausgewählte Karte aus dem Ablagestapel</text:span></text:p>
        </text:list-item>
        <text:list-item>
          <text:p text:style-name="P8"><text:span text:style-name="T3">Händler: </text:span><text:span text:style-name="T1">[(W)(4RG(1AP)] </text:span><text:span text:style-name="T3"><text:s/></text:span><text:span text:style-name="T1">lege bis zu 3 Handkarten ab ziehe gleiche Anzahl nach </text:span></text:p>
        </text:list-item>
        <text:list-item>
          <text:p text:style-name="P8"><text:span text:style-name="T3">Münzfälscher: </text:span><text:span text:style-name="T6">[(A)(6RG)(2AP)] mische eine Falschgeld-Karte ins gegnerische Deck</text:span></text:p>
        </text:list-item>
        <text:list-item>
          <text:p text:style-name="P8"><text:span text:style-name="T5">Hexe:</text:span><text:span text:style-name="T6"> [(A)(6RG)(2AP)] mischt einen Fluch ins gegnerische Deck</text:span></text:p>
        </text:list-item>
        <text:list-item>
          <text:p text:style-name="P11"><text:span text:style-name="T1">Saboteur: </text:span><text:span text:style-name="T6">[(A)(6RG)(2AP)] deckt die oberste Karte des gegnerischen Nachziehstapel auf, wenn es eine W-Karte ist kann diese nicht vom Gegner nicht gespielt werden</text:span></text:p>
        </text:list-item>
        <text:list-item>
          <text:p text:style-name="P11"><text:span text:style-name="T1">Dieb: </text:span><text:span text:style-name="T6">[(A)(7RG)(2AP)] deckt die ersten 3 Karten des Gegners auf. Wenn sich G-Karten darunter befinden (auch Falschgeld), kann man sich 1 davon aussuchen und sie auf seinen Ablagestapel legen</text:span></text:p>
        </text:list-item>
        <text:list-item>
          <text:p text:style-name="P11"><text:span text:style-name="T1">Spion: </text:span><text:span text:style-name="T6">[(A)(4RG)(1AP)] die Käufe des Gegners werden diese Runde sichtbar</text:span></text:p>
        </text:list-item>
        <text:list-item>
          <text:p text:style-name="P11"><text:soft-page-break/><text:span text:style-name="T1">Patrouille: </text:span><text:span text:style-name="T6">[(A)(3RG)(1AP)] die erste gegnerische A-Karte wird abgewehrt</text:span></text:p>
        </text:list-item>
        <text:list-item>
          <text:p text:style-name="P11"><text:span text:style-name="T1">Belagerung: </text:span><text:span text:style-name="T6">[(A)(8RG)(2AP)]</text:span><text:span text:style-name="T1"> <text:s/></text:span><text:span text:style-name="T6">füge einem gewünschten Gebäude 5 schaden zu, wenn eine eigene Einheit angrenzt</text:span></text:p>
        </text:list-item>
        <text:list-item>
          <text:p text:style-name="P11"><text:span text:style-name="T2">Hinterhalt: </text:span><text:span text:style-name="T6">[(A)(5RG)(1AP)] <text:s/>füge einer feindlichen Einheit 3 schaden zu</text:span></text:p>
        </text:list-item>
        <text:list-item>
          <text:p text:style-name="P8"><text:span text:style-name="T5">Rekruten: </text:span><text:span text:style-name="T6">[(B)(4RG)(1 AP)] diese Karte lässt dich 1 gewünschte Einheit bauen (abhängig von Dorf, Stadt,Burg) (Siehe Einheitenliste)</text:span></text:p>
        </text:list-item>
        <text:list-item>
          <text:p text:style-name="P8"><text:span text:style-name="T3">Heiler:</text:span><text:span text:style-name="T1"> [(B)(3RG)(1AP)] <text:s/>eine ausgewählte Einheit wird geheilt um +2HP (geht nicht über maximales Leben hinaus)</text:span></text:p>
        </text:list-item>
        <text:list-item>
          <text:p text:style-name="P8"><text:span text:style-name="T3">Harter Marsch:</text:span><text:span text:style-name="T1"> [(B)(4RG)(1AP)] <text:s/>eine ausgewählte Einheit kann sich diese runde bis zu +2 Felder bewegen</text:span></text:p>
        </text:list-item>
        <text:list-item>
          <text:p text:style-name="P8"><text:span text:style-name="T3">Ritterschlag:</text:span><text:span text:style-name="T1"> [(B)(8RG)(3AP)] eine verletzte Einheit wird zum Ritter</text:span></text:p>
        </text:list-item>
        <text:list-item>
          <text:p text:style-name="P8"><text:span text:style-name="T3">Reparatur: </text:span><text:span text:style-name="T1">[(B)(6GP)(1AP)] heile ein gewünschtes Gebäude um 3</text:span></text:p>
        </text:list-item>
        <text:list-item>
          <text:p text:style-name="P8"><text:span text:style-name="T3">Überläufer:</text:span><text:span text:style-name="T1"> [(B)(10RG)(3AP)] <text:s/>ziehe einer gegnerischen Einheit 2 leben ab und sie wechselt auf deine Seite </text:span></text:p>
        </text:list-item>
        <text:list-item>
          <text:p text:style-name="P8"><text:span text:style-name="T3">Manöver:</text:span><text:span text:style-name="T1"> [(B)(6GP)(1AP)] <text:s/>gibt einer Einheit für diese runde +3 Schaden</text:span></text:p>
        </text:list-item>
        <text:list-item>
          <text:p text:style-name="P8"><text:span text:style-name="T3">Harten Training: </text:span><text:span text:style-name="T1">[</text:span><text:bookmark text:name="_GoBack"/><text:span text:style-name="T1">(B)(6RG)(1AP)] <text:s/>kann eine ausgewählte Einheit upgraden Z.B. Schwertkämpfer =&gt; Langschwertkämpfer (siehe Einheitenliste)</text:span></text:p>
        </text:list-item>
        <text:list-item>
          <text:p text:style-name="P8"><text:span text:style-name="T4">Fluch</text:span><text:span text:style-name="T1">: [(A)(-)(-)] kann nicht gespielt werden</text:span></text:p>
        </text:list-item>
      </text:list>
      <text:p text:style-name="P3">Kaufkosten: nicht im Shop verfügbar</text:p>
      <text:p text:style-name="P3"/>
      <text:p text:style-name="P3"/>
      <text:p text:style-name="P4">START DECK</text:p>
      <text:p text:style-name="P5">Dorf<text:tab/><text:tab/>2x<text:tab/><text:tab/><text:tab/><text:tab/>Man beginnt mit 5 Handkarten</text:p>
      <text:p text:style-name="P5">Rekrut<text:tab/><text:tab/>1x<text:tab/><text:tab/><text:tab/></text:p>
      <text:p text:style-name="P5">Kupfer<text:tab/><text:tab/>5x</text:p>
      <text:p text:style-name="P6"/>
      <text:p text:style-name="P5"/>
      <text:p text:style-name="P3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xxx</meta:initial-creator>
    <dc:creator>Cornelius Nitschkoff</dc:creator>
    <meta:editing-cycles>51</meta:editing-cycles>
    <meta:creation-date>2018-02-08T15:03:00</meta:creation-date>
    <dc:date>2018-04-19T23:16:12.22</dc:date>
    <meta:editing-duration>PT7H19M25S</meta:editing-duration>
    <meta:generator>OpenOffice/4.1.5$Win32 OpenOffice.org_project/415m1$Build-9789</meta:generator>
    <meta:document-statistic meta:table-count="0" meta:image-count="0" meta:object-count="0" meta:page-count="2" meta:paragraph-count="43" meta:word-count="456" meta:character-count="312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